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000000" loext:opacity="100%" style:text-line-through-style="none" style:text-line-through-type="none" style:font-name="Consolas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onsolas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000000" loext:opacity="100%" style:text-line-through-style="none" style:text-line-through-type="none" style:font-name="Consolas" fo:font-size="12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000000" loext:opacity="100%" style:text-line-through-style="none" style:text-line-through-type="none" style:font-name="Consolas" fo:font-size="9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000000" loext:opacity="100%" style:text-line-through-style="none" style:text-line-through-type="none" style:font-name="Roboto Mono" fo:font-size="9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/>
    </style:style>
    <style:style style:name="P8" style:family="paragraph" style:parent-style-name="Text_20_body">
      <style:paragraph-properties fo:margin-top="0in" fo:margin-bottom="0in" style:contextual-spacing="false" fo:line-height="168%" style:writing-mode="lr-tb"/>
    </style:style>
    <style:style style:name="P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62%" fo:background-color="#ffffff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onsola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nsolas" fo:font-size="9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nsolas" fo:font-size="9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 Mono" fo:font-size="9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 Mono" fo:font-size="9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1155cc" loext:opacity="100%" style:text-line-through-style="none" style:text-line-through-type="none" style:font-name="Consolas" fo:font-size="9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10" style:family="text">
      <style:text-properties fo:font-variant="normal" fo:text-transform="none" fo:color="#800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ff" loext:opacity="100%" style:text-line-through-style="none" style:text-line-through-type="none" style:font-name="Courier New" fo:font-size="10.5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3091d1" loext:opacity="100%" style:text-line-through-style="none" style:text-line-through-type="none" style:font-name="Arial" fo:font-size="12pt" fo:font-style="normal" style:text-underline-style="none" fo:font-weight="normal" style:text-blinking="false" fo:background-color="#fcfcfc" loext:char-shading-value="0"/>
    </style:style>
    <style:style style:name="T13" style:family="text">
      <style:text-properties style:font-name="Consolas" fo:font-size="9pt" fo:font-style="normal" fo:font-weight="normal"/>
    </style:style>
    <style:style style:name="T14" style:family="text">
      <style:text-properties style:font-name="Roboto Mono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 text:name="docs-internal-guid-2dab0dd7-7fff-e324-8390-6049e389294d"/></text:p>
      <text:p text:style-name="P1">To stop them</text:p>
      <text:p text:style-name="P1">sudo -E docker-compose -p zuul-tutorial down</text:p>
      <text:p text:style-name="P2">sudo apt-get update</text:p>
      <text:p text:style-name="P2">sudo apt-get install docker-compose docker.io git python3-pip</text:p>
      <text:p text:style-name="P1">sudo python3 -m pip install git-review</text:p>
      <text:p text:style-name="Text_20_body"/>
      <text:p text:style-name="P2">sudo systemctl enable docker.service</text:p>
      <text:p text:style-name="P1">sudo systemctl start docker.service</text:p>
      <text:p text:style-name="Text_20_body"><text:line-break/><text:line-break/><text:line-break/></text:p>
      <text:p text:style-name="P1">docker run -it ubuntu /bin/bash</text:p>
      <text:p text:style-name="P1">Docker run -p 8082:80 httpd</text:p>
      <text:p text:style-name="P1">Docker run -p 8083:80 nginx</text:p>
      <text:p text:style-name="Text_20_body"/>
      <text:p text:style-name="P1">git clone https://opendev.org/zuul/zuul</text:p>
      <text:p text:style-name="Text_20_body"><text:line-break/></text:p>
      <text:p text:style-name="P1">cd zuul/doc/source/examples</text:p>
      <text:p text:style-name="P1">sudo -E docker-compose -p zuul-tutorial up</text:p>
      <text:p text:style-name="Text_20_body"/>
      <text:p text:style-name="P1">Run them in background</text:p>
      <text:p text:style-name="P1">sudo -E docker-compose -p zuul-tutorial up -d</text:p>
      <text:p text:style-name="Text_20_body"/>
      <text:p text:style-name="P1">To Delete the volumes also</text:p>
      <text:p text:style-name="P1">sudo -E docker-compose -p zuul-tutorial down -v</text:p>
      <text:p text:style-name="Text_20_body"><text:line-break/></text:p>
      <text:p text:style-name="P5">docker stop $(docker ps -a -q)</text:p>
      <text:p text:style-name="P5">docker rm $(docker ps -a -q)</text:p>
      <text:p text:style-name="Text_20_body"><text:soft-page-break/><text:line-break/><text:line-break/></text:p>
      <text:p text:style-name="P5">ssh-keygen</text:p>
      <text:p text:style-name="Text_20_body"/>
      <text:p text:style-name="P8"><text:span text:style-name="T1">cat  </text:span><text:span text:style-name="T2">~/.ssh/id_rsa.pub</text:span></text:p>
      <text:p text:style-name="Text_20_body"/>
      <text:p text:style-name="P6">git config --global user.name "Your Name"</text:p>
      <text:p text:style-name="P6">git config --global user.email "youremail@yourdomain.com"g</text:p>
      <text:p text:style-name="Text_20_body"/>
      <text:p text:style-name="P8"><text:span text:style-name="T5">git config --global user.email "</text:span><text:a xlink:type="simple" xlink:href="mailto:youremail@yourdomain.com" text:style-name="Internet_20_link" text:visited-style-name="Visited_20_Internet_20_Link"><text:span text:style-name="T6">youremail@yourdomain.com</text:span></text:a><text:span text:style-name="T5">"</text:span></text:p>
      <text:p text:style-name="Text_20_body"/>
      <text:p text:style-name="P6">git add test.c</text:p>
      <text:p text:style-name="P6">git commit -m "my first gerrit commit"</text:p>
      <text:p text:style-name="Text_20_body"><text:line-break/><text:line-break/><text:line-break/><text:line-break/></text:p>
      <text:p text:style-name="P7">                                         <text:span text:style-name="T14">DAY-3</text:span></text:p>
      <text:p text:style-name="P8"><text:a xlink:type="simple" xlink:href="https://github.com/hkshitesh/jenkins-lti.git" text:style-name="Internet_20_link" text:visited-style-name="Visited_20_Internet_20_Link"><text:span text:style-name="T6">https://github.com/hkshitesh/jenkins-lti.git</text:span></text:a></text:p>
      <text:p text:style-name="Text_20_body"/>
      <text:p text:style-name="P6">Sudo docker run -p 8082:8080 jenkins/jenkins:lts</text:p>
      <text:p text:style-name="Text_20_body"/>
      <text:p text:style-name="P6">sudo docker exec -it 8e83a37a0554 /bin/bash</text:p>
      <text:p text:style-name="Text_20_body"/>
      <text:p text:style-name="P6">https://github.com/hkshitesh/jenkins-lti.git</text:p>
      <text:p text:style-name="Text_20_body"><text:line-break/></text:p>
      <text:p text:style-name="P6">https://github.com/hkshitesh/jenkins-lti</text:p>
      <text:p text:style-name="Text_20_body"><text:line-break/></text:p>
      <text:p text:style-name="P1">cd zuul/doc/source/examples</text:p>
      <text:p text:style-name="Text_20_body"><text:line-break/></text:p>
      <text:p text:style-name="P1">sudo -E docker-compose -p zuul-tutorial down -v</text:p>
      <text:p text:style-name="Text_20_body"/>
      <text:p text:style-name="P1"><text:soft-page-break/>sudo -E docker-compose -p zuul-tutorial up</text:p>
      <text:p text:style-name="Text_20_body"/>
      <text:p text:style-name="P4">C</text:p>
      <text:p text:style-name="P4">git clone http://localhost:8080/zuul-config</text:p>
      <text:p text:style-name="Text_20_body"/>
      <text:p text:style-name="P3">cd zuul-config</text:p>
      <text:p text:style-name="P3">mkdir zuul.d</text:p>
      <text:p text:style-name="Text_20_body"/>
      <text:p text:style-name="P3">vi zuul.d/pipelines.yaml</text:p>
      <text:p text:style-name="Text_20_body"><text:line-break/></text:p>
      <text:p text:style-name="P8"><text:span text:style-name="T7">          </text:span><text:span text:style-name="T3">comment</text:span><text:span text:style-name="T2">: (?i)^(Patch Set [0-9]+:)?( [\w\\+-]*)*(\n\n)?\s*recheck</text:span></text:p>
      <text:p text:style-name="P8"><text:span text:style-name="T7">    </text:span><text:span text:style-name="T3">success</text:span><text:span text:style-name="T2">:</text:span></text:p>
      <text:p text:style-name="P8"><text:span text:style-name="T7">      </text:span><text:span text:style-name="T3">gerrit</text:span><text:span text:style-name="T2">:</text:span></text:p>
      <text:p text:style-name="P8"><text:span text:style-name="T7">        </text:span><text:span text:style-name="T3">Verified</text:span><text:span text:style-name="T2">: 1</text:span></text:p>
      <text:p text:style-name="P8"><text:span text:style-name="T7">    </text:span><text:span text:style-name="T3">failure</text:span><text:span text:style-name="T2">:</text:span></text:p>
      <text:p text:style-name="P8"><text:span text:style-name="T7">      </text:span><text:span text:style-name="T3">gerrit</text:span><text:span text:style-name="T2">:</text:span></text:p>
      <text:p text:style-name="P8"><text:span text:style-name="T7">        </text:span><text:span text:style-name="T3">Verified</text:span><text:span text:style-name="T2">: -1</text:span></text:p>
      <text:p text:style-name="Text_20_body"/>
      <text:p text:style-name="P8"><text:span text:style-name="T2">- </text:span><text:span text:style-name="T3">pipeline</text:span><text:span text:style-name="T2">:</text:span></text:p>
      <text:p text:style-name="P8"><text:span text:style-name="T7">    </text:span><text:span text:style-name="T3">name</text:span><text:span text:style-name="T2">: gate</text:span></text:p>
      <text:p text:style-name="P8"><text:span text:style-name="T7">    </text:span><text:span text:style-name="T3">description</text:span><text:span text:style-name="T2">: |</text:span></text:p>
      <text:p text:style-name="P7">      <text:span text:style-name="T13">Changes that have been approved are enqueued in order in this</text:span></text:p>
      <text:p text:style-name="P7">      <text:span text:style-name="T13">pipeline, and if they pass tests, will be merged.</text:span></text:p>
      <text:p text:style-name="P8"><text:span text:style-name="T7">    </text:span><text:span text:style-name="T3">manager</text:span><text:span text:style-name="T2">: dependent</text:span></text:p>
      <text:p text:style-name="P8"><text:span text:style-name="T7">    </text:span><text:span text:style-name="T3">post-review</text:span><text:span text:style-name="T2">: True</text:span></text:p>
      <text:p text:style-name="P8"><text:span text:style-name="T7">    </text:span><text:span text:style-name="T3">require</text:span><text:span text:style-name="T2">:</text:span></text:p>
      <text:p text:style-name="P8"><text:span text:style-name="T7">      </text:span><text:span text:style-name="T3">gerrit</text:span><text:span text:style-name="T2">:</text:span></text:p>
      <text:p text:style-name="P8"><text:span text:style-name="T7">        </text:span><text:span text:style-name="T3">open</text:span><text:span text:style-name="T2">: True</text:span></text:p>
      <text:p text:style-name="P8"><text:span text:style-name="T7">        </text:span><text:span text:style-name="T3">current-patchset</text:span><text:span text:style-name="T2">: True</text:span></text:p>
      <text:p text:style-name="P8"><text:span text:style-name="T7">        </text:span><text:span text:style-name="T3">approval</text:span><text:span text:style-name="T2">:</text:span></text:p>
      <text:p text:style-name="P8"><text:span text:style-name="T7">          </text:span><text:span text:style-name="T2">- </text:span><text:span text:style-name="T3">Workflow</text:span><text:span text:style-name="T2">: 1</text:span></text:p>
      <text:p text:style-name="P8"><text:soft-page-break/><text:span text:style-name="T7">    </text:span><text:span text:style-name="T3">trigger</text:span><text:span text:style-name="T2">:</text:span></text:p>
      <text:p text:style-name="P8"><text:span text:style-name="T7">      </text:span><text:span text:style-name="T3">gerrit</text:span><text:span text:style-name="T2">:</text:span></text:p>
      <text:p text:style-name="P8"><text:span text:style-name="T7">        </text:span><text:span text:style-name="T2">- </text:span><text:span text:style-name="T3">event</text:span><text:span text:style-name="T2">: comment-added</text:span></text:p>
      <text:p text:style-name="P8"><text:span text:style-name="T7">          </text:span><text:span text:style-name="T3">approval</text:span><text:span text:style-name="T2">:vi zuul.d/projects.yaml</text:span></text:p>
      <text:p text:style-name="Text_20_body"><text:line-break/></text:p>
      <text:p text:style-name="P4">- project:</text:p>
      <text:p text:style-name="P7">    <text:span text:style-name="T13">name: ^.*$</text:span></text:p>
      <text:p text:style-name="P7">    <text:span text:style-name="T13">check:</text:span></text:p>
      <text:p text:style-name="P7">      <text:span text:style-name="T13">jobs: []</text:span></text:p>
      <text:p text:style-name="P7">    <text:span text:style-name="T13">gate:</text:span></text:p>
      <text:p text:style-name="P7">      <text:span text:style-name="T13">jobs: []</text:span></text:p>
      <text:p text:style-name="Text_20_body"/>
      <text:p text:style-name="P4">- project:</text:p>
      <text:p text:style-name="P7">    <text:span text:style-name="T13">name: zuul-config</text:span></text:p>
      <text:p text:style-name="P7">    <text:span text:style-name="T13">check:</text:span></text:p>
      <text:p text:style-name="P7">      <text:span text:style-name="T13">jobs:</text:span></text:p>
      <text:p text:style-name="P7">        <text:span text:style-name="T13">- noop</text:span></text:p>
      <text:p text:style-name="P7">    <text:span text:style-name="T13">gate:</text:span></text:p>
      <text:p text:style-name="P7">      <text:span text:style-name="T13">jobs:</text:span></text:p>
      <text:p text:style-name="P7">        <text:span text:style-name="T13">- noop</text:span></text:p>
      <text:p text:style-name="Text_20_body"><text:line-break/></text:p>
      <text:p text:style-name="P4">- project:</text:p>
      <text:p text:style-name="P7">    <text:span text:style-name="T13">name: ^.*$</text:span></text:p>
      <text:p text:style-name="P7">    <text:span text:style-name="T13">check:</text:span></text:p>
      <text:p text:style-name="P7">      <text:span text:style-name="T13">jobs: []</text:span></text:p>
      <text:p text:style-name="P7">    <text:span text:style-name="T13">gate:</text:span></text:p>
      <text:p text:style-name="P7">      <text:span text:style-name="T13">jobs: []</text:span></text:p>
      <text:p text:style-name="Text_20_body"/>
      <text:p text:style-name="P4">- project:</text:p>
      <text:p text:style-name="P7">    <text:span text:style-name="T13">name: zuul-config</text:span></text:p>
      <text:p text:style-name="P7">    <text:span text:style-name="T13">check:</text:span></text:p>
      <text:p text:style-name="P7"><text:soft-page-break/>      <text:span text:style-name="T13">jobs:</text:span></text:p>
      <text:p text:style-name="P7">        <text:span text:style-name="T13">- noop</text:span></text:p>
      <text:p text:style-name="P7">    <text:span text:style-name="T13">gate:</text:span></text:p>
      <text:p text:style-name="P7">      <text:span text:style-name="T13">jobs:</text:span></text:p>
      <text:p text:style-name="P7">        <text:span text:style-name="T13">- noop</text:span></text:p>
      <text:p text:style-name="Text_20_body"><text:line-break/><text:line-break/><text:line-break/></text:p>
      <text:p text:style-name="P8"><text:a xlink:type="simple" xlink:href="https://opendev.org/zuul/zuul/src/branch/master/doc/source/examples/zuul-config" text:style-name="Internet_20_link" text:visited-style-name="Visited_20_Internet_20_Link"><text:span text:style-name="T4">https://opendev.org/zuul/zuul/src/branch/master/doc/source/examples/zuul-config</text:span></text:a></text:p>
      <text:p text:style-name="Text_20_body"/>
      <text:p text:style-name="P8"><text:span text:style-name="T7">            </text:span><text:span text:style-name="T2">- </text:span><text:span text:style-name="T3">Workflow</text:span><text:span text:style-name="T2">: 1</text:span></text:p>
      <text:p text:style-name="P8"><text:span text:style-name="T7">    </text:span><text:span text:style-name="T3">start</text:span><text:span text:style-name="T2">:</text:span></text:p>
      <text:p text:style-name="P8"><text:span text:style-name="T7">      </text:span><text:span text:style-name="T3">gerrit</text:span><text:span text:style-name="T2">:</text:span></text:p>
      <text:p text:style-name="P8"><text:span text:style-name="T7">        </text:span><text:span text:style-name="T3">Verified</text:span><text:span text:style-name="T2">: 0</text:span></text:p>
      <text:p text:style-name="P8"><text:span text:style-name="T7">    </text:span><text:span text:style-name="T3">success</text:span><text:span text:style-name="T2">:</text:span></text:p>
      <text:p text:style-name="P8"><text:span text:style-name="T7">      </text:span><text:span text:style-name="T3">gerrit</text:span><text:span text:style-name="T2">:</text:span></text:p>
      <text:p text:style-name="P8"><text:span text:style-name="T7">        </text:span><text:span text:style-name="T3">Verified</text:span><text:span text:style-name="T2">: 2</text:span></text:p>
      <text:p text:style-name="P8"><text:span text:style-name="T7">        </text:span><text:span text:style-name="T3">submit</text:span><text:span text:style-name="T2">: true</text:span></text:p>
      <text:p text:style-name="P8"><text:span text:style-name="T7">    </text:span><text:span text:style-name="T3">failure</text:span><text:span text:style-name="T2">:</text:span></text:p>
      <text:p text:style-name="P8"><text:span text:style-name="T7">      </text:span><text:span text:style-name="T3">gerrit</text:span><text:span text:style-name="T2">:</text:span></text:p>
      <text:p text:style-name="P8"><text:span text:style-name="T7">        </text:span><text:span text:style-name="T3">Verified</text:span><text:span text:style-name="T2">: -2</text:span></text:p>
      <text:p text:style-name="Text_20_body"><text:line-break/><text:line-break/><text:line-break/><text:line-break/></text:p>
      <text:p text:style-name="P8"><text:a xlink:type="simple" xlink:href="http://localhost:9000/t/example-tenant/status" text:style-name="Internet_20_link" text:visited-style-name="Visited_20_Internet_20_Link"><text:span text:style-name="T4">http://localhost:9000/t/example-tenant/status</text:span></text:a></text:p>
      <text:p text:style-name="Text_20_body"><text:line-break/></text:p>
      <text:p text:style-name="P4">DAY -4</text:p>
      <text:p text:style-name="Text_20_body"/>
      <text:p text:style-name="P8"><text:span text:style-name="T2">git clone "</text:span><text:a xlink:type="simple" xlink:href="http://localhost:8080/test1" text:style-name="Internet_20_link" text:visited-style-name="Visited_20_Internet_20_Link"><text:span text:style-name="T9">http://localhost:8080/test1</text:span></text:a><text:span text:style-name="T2">"</text:span></text:p>
      <text:p text:style-name="Text_20_body"><text:line-break/></text:p>
      <text:p text:style-name="P4"><text:soft-page-break/>playbooks/testjob.yaml</text:p>
      <text:p text:style-name="Text_20_body"/>
      <text:p text:style-name="P9"><text:span text:style-name="T8">- </text:span><text:span text:style-name="T10">hosts</text:span><text:span text:style-name="T8">: </text:span><text:span text:style-name="T11">all</text:span></text:p>
      <text:p text:style-name="P9"><text:span text:style-name="T7"> </text:span><text:span text:style-name="T10">tasks</text:span><text:span text:style-name="T8">:</text:span></text:p>
      <text:p text:style-name="P9"><text:span text:style-name="T7">   </text:span><text:span text:style-name="T8">- </text:span><text:span text:style-name="T10">debug</text:span><text:span text:style-name="T8">:</text:span></text:p>
      <text:p text:style-name="P9"><text:span text:style-name="T7">       </text:span><text:span text:style-name="T10">msg</text:span><text:span text:style-name="T8">: </text:span><text:span text:style-name="T11">Hello World!</text:span></text:p>
      <text:p text:style-name="Text_20_body"/>
      <text:p text:style-name="P4">.zuul.yaml</text:p>
      <text:p text:style-name="Text_20_body"/>
      <text:p text:style-name="P9"><text:span text:style-name="T8">- </text:span><text:span text:style-name="T10">job</text:span><text:span text:style-name="T8">:</text:span></text:p>
      <text:p text:style-name="P9"><text:span text:style-name="T7">   </text:span><text:span text:style-name="T10">name</text:span><text:span text:style-name="T8">: </text:span><text:span text:style-name="T11">testjob</text:span></text:p>
      <text:p text:style-name="P9"><text:span text:style-name="T7">   </text:span><text:span text:style-name="T10">run</text:span><text:span text:style-name="T8">: </text:span><text:span text:style-name="T11">playbooks/testjob.yaml</text:span></text:p>
      <text:p text:style-name="P9"/>
      <text:p text:style-name="P9"><text:span text:style-name="T8">- </text:span><text:span text:style-name="T10">project</text:span><text:span text:style-name="T8">:</text:span></text:p>
      <text:p text:style-name="P9"><text:span text:style-name="T7">   </text:span><text:span text:style-name="T10">check</text:span><text:span text:style-name="T8">:</text:span></text:p>
      <text:p text:style-name="P9"><text:span text:style-name="T7">     </text:span><text:span text:style-name="T10">jobs</text:span><text:span text:style-name="T8">:</text:span></text:p>
      <text:p text:style-name="P9"><text:span text:style-name="T7">       </text:span><text:span text:style-name="T8">- </text:span><text:span text:style-name="T11">testjob</text:span></text:p>
      <text:p text:style-name="P9"><text:span text:style-name="T7">   </text:span><text:span text:style-name="T10">gate</text:span><text:span text:style-name="T8">:</text:span></text:p>
      <text:p text:style-name="P9"><text:span text:style-name="T7">     </text:span><text:span text:style-name="T10">jobs</text:span><text:span text:style-name="T8">:</text:span></text:p>
      <text:p text:style-name="P9"><text:span text:style-name="T7">       </text:span><text:span text:style-name="T8">- </text:span><text:span text:style-name="T11">testjob</text:span></text:p>
      <text:p text:style-name="Text_20_body"><text:line-break/><text:line-break/><text:line-break/><text:line-break/></text:p>
      <text:p text:style-name="P8"><text:a xlink:type="simple" xlink:href="http://localhost:8080/dashboard/self" text:style-name="Internet_20_link" text:visited-style-name="Visited_20_Internet_20_Link"><text:span text:style-name="T12">http://localhost:8080/dashboard/self</text:span></text:a></text:p>
      <text:p text:style-name="Text_20_body"><text:line-break/></text:p>
      <text:p text:style-name="P8"><text:a xlink:type="simple" xlink:href="https://github.com/hkshitesh/ZUUL-LTI/tree/main/test1/playbooks" text:style-name="Internet_20_link" text:visited-style-name="Visited_20_Internet_20_Link"><text:span text:style-name="T9">https://github.com/hkshitesh/ZUUL-LTI/tree/main/test1/playbooks</text:span></text:a></text:p>
      <text:p text:style-name="Text_20_body"/>
      <text:p text:style-name="P8"><text:a xlink:type="simple" xlink:href="https://github.com/hkshitesh/ZUUL-LTI/tree/main/zuul-config" text:style-name="Internet_20_link" text:visited-style-name="Visited_20_Internet_20_Link"><text:span text:style-name="T9">https://github.com/hkshitesh/ZUUL-LTI/tree/main/zuul-config</text:span></text:a></text:p>
      <text:p text:style-name="Text_20_body"/>
      <text:p text:style-name="P4">git add playbooks zuul.d/jobs.yaml</text:p>
      <text:p text:style-name="Text_20_body"><text:soft-pag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1:25:33.041719033</meta:creation-date>
    <dc:date>2024-01-07T21:26:20.775527563</dc:date>
    <meta:editing-duration>PT48S</meta:editing-duration>
    <meta:editing-cycles>1</meta:editing-cycles>
    <meta:document-statistic meta:table-count="0" meta:image-count="0" meta:object-count="0" meta:page-count="7" meta:paragraph-count="145" meta:word-count="329" meta:character-count="3061" meta:non-whitespace-character-count="2392"/>
    <meta:generator>LibreOffice/7.3.7.2$Linux_X86_64 LibreOffice_project/30$Build-2</meta:generator>
  </office:meta>
</office:document-meta>
</file>